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o" svg:font-family="Robotoo"/>
  </office:font-face-decls>
  <office:automatic-styles>
    <style:style style:name="Tabla1" style:family="table">
      <style:table-properties style:width="17.013cm" fo:margin-left="0cm" table:align="left" style:shadow="none" style:may-break-between-rows="true" table:border-model="collapsing"/>
    </style:style>
    <style:style style:name="Tabla1.A" style:family="table-column">
      <style:table-column-properties style:column-width="8.705cm"/>
    </style:style>
    <style:style style:name="Tabla1.B" style:family="table-column">
      <style:table-column-properties style:column-width="8.308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fo:keep-together="auto"/>
    </style:style>
    <style:style style:name="P1" style:family="paragraph" style:parent-style-name="Header">
      <style:text-properties style:font-name="Roboto" officeooo:paragraph-rsid="000642af"/>
    </style:style>
    <style:style style:name="P2" style:family="paragraph" style:parent-style-name="Heading_20_2" style:list-style-name="L2">
      <style:paragraph-properties fo:text-align="justify" style:justify-single-word="false"/>
      <style:text-properties style:font-name="Roboto" officeooo:paragraph-rsid="0010ba5d"/>
    </style:style>
    <style:style style:name="P3" style:family="paragraph" style:parent-style-name="Heading_20_2" style:list-style-name="L2">
      <style:paragraph-properties fo:text-align="justify" style:justify-single-word="false"/>
      <style:text-properties style:font-name="Roboto"/>
    </style:style>
    <style:style style:name="P4" style:family="paragraph" style:parent-style-name="Heading_20_3">
      <style:text-properties style:font-name="Roboto"/>
    </style:style>
    <style:style style:name="P5" style:family="paragraph" style:parent-style-name="Horizontal_20_Line">
      <style:paragraph-properties fo:text-align="justify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style:font-name="Robotoo" fo:font-size="11pt" officeooo:rsid="000a7a33" officeooo:paragraph-rsid="000a7a33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Robotoo" fo:font-size="11pt" officeooo:rsid="0008ea2b" officeooo:paragraph-rsid="0008ea2b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Robotoo" fo:font-size="11pt" style:font-size-asian="11pt" style:font-size-complex="11pt"/>
    </style:style>
    <style:style style:name="P9" style:family="paragraph" style:parent-style-name="Text_20_body">
      <style:paragraph-properties fo:text-align="justify" style:justify-single-word="false"/>
      <style:text-properties style:font-name="Roboto" officeooo:rsid="000642af" officeooo:paragraph-rsid="000642af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Roboto" officeooo:rsid="00083ab3" officeooo:paragraph-rsid="00083ab3"/>
    </style:style>
    <style:style style:name="P11" style:family="paragraph" style:parent-style-name="Text_20_body">
      <style:paragraph-properties fo:text-align="justify" style:justify-single-word="false"/>
      <style:text-properties style:font-name="Roboto" officeooo:rsid="0008ea2b" officeooo:paragraph-rsid="00121407"/>
    </style:style>
    <style:style style:name="P12" style:family="paragraph" style:parent-style-name="Text_20_body">
      <style:paragraph-properties fo:text-align="justify" style:justify-single-word="false"/>
      <style:text-properties style:font-name="Roboto" officeooo:rsid="000d5b0e" officeooo:paragraph-rsid="000d5b0e"/>
    </style:style>
    <style:style style:name="P13" style:family="paragraph" style:parent-style-name="Text_20_body">
      <style:paragraph-properties fo:text-align="justify" style:justify-single-word="false"/>
      <style:text-properties style:font-name="Roboto" officeooo:paragraph-rsid="00102bee"/>
    </style:style>
    <style:style style:name="P14" style:family="paragraph" style:parent-style-name="Text_20_body">
      <style:paragraph-properties fo:text-align="justify" style:justify-single-word="false"/>
      <style:text-properties style:font-name="Roboto" fo:font-size="12pt" fo:font-weight="normal" officeooo:rsid="0008ea2b" officeooo:paragraph-rsid="0018f62e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Roboto" fo:font-size="12pt" fo:font-weight="normal" officeooo:rsid="001b8124" officeooo:paragraph-rsid="001b8124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Roboto" officeooo:rsid="001b8124" officeooo:paragraph-rsid="001b8124"/>
    </style:style>
    <style:style style:name="P17" style:family="paragraph" style:parent-style-name="Text_20_body">
      <style:text-properties fo:font-size="6pt" officeooo:rsid="0008ea2b" officeooo:paragraph-rsid="0008ea2b" style:font-size-asian="5.25pt" style:font-size-complex="6pt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 style:list-style-name="L3">
      <style:paragraph-properties fo:text-align="justify" style:justify-single-word="false"/>
      <style:text-properties fo:font-size="16.1000003814697pt" fo:font-weight="bold" officeooo:paragraph-rsid="00121407" style:font-size-asian="16.1000003814697pt" style:font-weight-asian="bold" style:font-size-complex="16.1000003814697pt" style:font-weight-complex="bold"/>
    </style:style>
    <style:style style:name="P20" style:family="paragraph" style:parent-style-name="Text_20_body" style:list-style-name="L3">
      <style:paragraph-properties fo:text-align="justify" style:justify-single-word="false"/>
      <style:text-properties fo:font-size="16.1000003814697pt" fo:font-weight="bold" officeooo:paragraph-rsid="0019d416" style:font-size-asian="16.1000003814697pt" style:font-weight-asian="bold" style:font-size-complex="16.1000003814697pt" style:font-weight-complex="bold"/>
    </style:style>
    <style:style style:name="P21" style:family="paragraph" style:parent-style-name="Text_20_body" style:list-style-name="L3">
      <style:paragraph-properties fo:text-align="justify" style:justify-single-word="false"/>
      <style:text-properties fo:font-size="16.1000003814697pt" fo:font-weight="bold" officeooo:paragraph-rsid="002027d0" style:font-size-asian="16.1000003814697pt" style:font-weight-asian="bold" style:font-size-complex="16.1000003814697pt" style:font-weight-complex="bold"/>
    </style:style>
    <style:style style:name="P22" style:family="paragraph" style:parent-style-name="Text_20_body" style:list-style-name="L3">
      <style:paragraph-properties fo:text-align="justify" style:justify-single-word="false"/>
      <style:text-properties fo:font-size="16.1000003814697pt" fo:font-weight="bold" officeooo:paragraph-rsid="00227cba" style:font-size-asian="16.1000003814697pt" style:font-weight-asian="bold" style:font-size-complex="16.1000003814697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2pt" fo:font-weight="normal" officeooo:paragraph-rsid="002027d0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size="12pt" fo:font-weight="normal" officeooo:rsid="001f2b37" officeooo:paragraph-rsid="002027d0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size="12pt" fo:font-weight="normal" officeooo:rsid="001f2b37" officeooo:paragraph-rsid="0021bc78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size="12pt" fo:font-weight="normal" officeooo:rsid="001f2b37" officeooo:paragraph-rsid="00227cba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size="12pt" fo:font-weight="normal" officeooo:rsid="001f2b37" officeooo:paragraph-rsid="00232c3b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size="12pt" fo:font-weight="normal" officeooo:rsid="0021bc78" officeooo:paragraph-rsid="0021bc78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size="12pt" fo:font-weight="normal" officeooo:rsid="00232c3b" officeooo:paragraph-rsid="00232c3b" style:font-size-asian="12pt" style:font-weight-asian="normal" style:font-size-complex="12pt" style:font-weight-complex="normal"/>
    </style:style>
    <style:style style:name="P30" style:family="paragraph" style:parent-style-name="Title">
      <style:paragraph-properties fo:text-align="start" style:justify-single-word="false"/>
      <style:text-properties style:font-name="Roboto" officeooo:rsid="000642af" officeooo:paragraph-rsid="000642af"/>
    </style:style>
    <style:style style:name="T1" style:family="text">
      <style:text-properties officeooo:rsid="000642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42af" style:font-weight-asian="bold" style:font-weight-complex="bold"/>
    </style:style>
    <style:style style:name="T4" style:family="text">
      <style:text-properties officeooo:rsid="00083ab3"/>
    </style:style>
    <style:style style:name="T5" style:family="text">
      <style:text-properties officeooo:rsid="0008ea2b"/>
    </style:style>
    <style:style style:name="T6" style:family="text">
      <style:text-properties officeooo:rsid="00102bee"/>
    </style:style>
    <style:style style:name="T7" style:family="text">
      <style:text-properties officeooo:rsid="00113416"/>
    </style:style>
    <style:style style:name="T8" style:family="text">
      <style:text-properties fo:font-weight="normal" officeooo:rsid="00113416" style:font-weight-asian="normal" style:font-weight-complex="normal"/>
    </style:style>
    <style:style style:name="T9" style:family="text">
      <style:text-properties style:font-name="Roboto"/>
    </style:style>
    <style:style style:name="T10" style:family="text">
      <style:text-properties style:font-name="Roboto" officeooo:rsid="0008ea2b"/>
    </style:style>
    <style:style style:name="T11" style:family="text">
      <style:text-properties style:font-name="Roboto" officeooo:rsid="00131d29"/>
    </style:style>
    <style:style style:name="T12" style:family="text">
      <style:text-properties style:font-name="Roboto" officeooo:rsid="0019d416"/>
    </style:style>
    <style:style style:name="T13" style:family="text">
      <style:text-properties style:font-name="Roboto" fo:font-weight="bold" officeooo:rsid="0008ea2b" style:font-weight-asian="bold" style:font-weight-complex="bold"/>
    </style:style>
    <style:style style:name="T14" style:family="text">
      <style:text-properties style:font-name="Roboto" officeooo:rsid="002027d0"/>
    </style:style>
    <style:style style:name="T15" style:family="text">
      <style:text-properties style:font-name="Roboto" officeooo:rsid="0021bc78"/>
    </style:style>
    <style:style style:name="T16" style:family="text">
      <style:text-properties style:font-name="Roboto" officeooo:rsid="00227cba"/>
    </style:style>
    <style:style style:name="T17" style:family="text">
      <style:text-properties style:font-name="Roboto" officeooo:rsid="00241b93"/>
    </style:style>
    <style:style style:name="T18" style:family="text">
      <style:text-properties officeooo:rsid="0018f62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UD 1: Actividad 3</text:p>
      <text:p text:style-name="P9"><text:span text:style-name="T4">R</text:span>egistros presentes en la CPU, qué son, su función y <text:span text:style-name="T4">ejemplo</text:span>, indicando en detalle los siguientes:</text:p>
      <text:list xml:id="list2310875429" text:style-name="L1">
        <text:list-item>
          <text:p text:style-name="P10">Contador de programa</text:p>
        </text:list-item>
        <text:list-item>
          <text:p text:style-name="P10">Acumulador</text:p>
        </text:list-item>
        <text:list-item>
          <text:p text:style-name="P10">Registro de instrucción</text:p>
        </text:list-item>
      </text:list>
      <text:p text:style-name="Horizontal_20_Line"/>
      <text:p text:style-name="Text_20_body"><text:a xlink:type="simple" xlink:href="https://www.profesionalreview.com/2019/11/18/registros-del-procesador/#:~:text=Los%20registros%20se%20encuentran%20dentro,alta%20y%20con%20poca%20capacidad" text:style-name="Internet_20_link" text:visited-style-name="Visited_20_Internet_20_Link">https://www.profesionalreview.com/2019/11/18/registros-del-procesador/#:~:text=Los%20registros%20se%20encuentran%20dentro,alta%20y%20con%20poca%20capacidad</text:a>.</text:p>
      <text:p text:style-name="Text_20_body"><text:a xlink:type="simple" xlink:href="https://www.cs.buap.mx/~andrex/ensamblador/EnsambladorInstrucciones.pdf" text:style-name="Internet_20_link" text:visited-style-name="Visited_20_Internet_20_Link">https://www.cs.buap.mx/~andrex/ensamblador/EnsambladorInstrucciones.pdf</text:a></text:p>
      <text:p text:style-name="Text_20_body"/>
      <text:p text:style-name="Horizontal_20_Line"/>
      <text:h text:style-name="P4" text:outline-level="3">Existen 14 registros dentro de la CPU, los cuales son:</text:h>
      <table:table table:name="Tabla1" table:style-name="Tabla1" table:template-name="Financial">
        <table:table-column table:style-name="Tabla1.A"/>
        <table:table-column table:style-name="Tabla1.B"/>
        <table:table-row table:style-name="TableLine2925849195808">
          <table:table-cell table:style-name="Tabla1.A1" office:value-type="string">
            <text:p text:style-name="P7"><text:span text:style-name="T2">AX</text:span> Acumulador</text:p>
          </table:table-cell>
          <table:table-cell table:style-name="Tabla1.B1" office:value-type="string">
            <text:p text:style-name="P6"><text:span text:style-name="T2">BX</text:span> Registro Base</text:p>
          </table:table-cell>
        </table:table-row>
        <table:table-row table:style-name="TableLine2925849195808">
          <table:table-cell table:style-name="Tabla1.A2" office:value-type="string">
            <text:p text:style-name="P7"><text:span text:style-name="T2">CX</text:span> Registro Contador</text:p>
          </table:table-cell>
          <table:table-cell table:style-name="Tabla1.B2" office:value-type="string">
            <text:p text:style-name="P6"><text:span text:style-name="T2">DX</text:span> Registro de Datos</text:p>
          </table:table-cell>
        </table:table-row>
        <table:table-row table:style-name="TableLine2925849195808">
          <table:table-cell table:style-name="Tabla1.A2" office:value-type="string">
            <text:p text:style-name="P7"><text:span text:style-name="T2">DS</text:span> Registro del segmento de datos</text:p>
          </table:table-cell>
          <table:table-cell table:style-name="Tabla1.B2" office:value-type="string">
            <text:p text:style-name="P6"><text:span text:style-name="T2">ES</text:span> Registro del segmento extra</text:p>
          </table:table-cell>
        </table:table-row>
        <table:table-row table:style-name="TableLine2925849195808">
          <table:table-cell table:style-name="Tabla1.A2" office:value-type="string">
            <text:p text:style-name="P7"><text:span text:style-name="T2">SS</text:span> Registro del segmento de pila</text:p>
          </table:table-cell>
          <table:table-cell table:style-name="Tabla1.B2" office:value-type="string">
            <text:p text:style-name="P6"><text:span text:style-name="T2">CS</text:span> Registro del segmento de código</text:p>
          </table:table-cell>
        </table:table-row>
        <table:table-row table:style-name="Tabla1.5">
          <table:table-cell table:style-name="Tabla1.A2" office:value-type="string">
            <text:p text:style-name="P7"><text:span text:style-name="T2">BP</text:span> Registro de apuntadores base</text:p>
          </table:table-cell>
          <table:table-cell table:style-name="Tabla1.B2" office:value-type="string">
            <text:p text:style-name="P6"><text:span text:style-name="T2">SP</text:span> Registro del apuntador de la pila</text:p>
          </table:table-cell>
        </table:table-row>
        <table:table-row table:style-name="TableLine2925849195808">
          <table:table-cell table:style-name="Tabla1.A2" office:value-type="string">
            <text:p text:style-name="P7"><text:span text:style-name="T2">SI</text:span> Registro índice fuente</text:p>
          </table:table-cell>
          <table:table-cell table:style-name="Tabla1.B2" office:value-type="string">
            <text:p text:style-name="P6"><text:span text:style-name="T2">DI</text:span> Registro índice destino</text:p>
          </table:table-cell>
        </table:table-row>
        <table:table-row table:style-name="Tabla1.5">
          <table:table-cell table:style-name="Tabla1.A2" office:value-type="string">
            <text:p text:style-name="P8"><text:span text:style-name="T2">IP</text:span> Registro de apuntador de siguiente instrucción </text:p>
          </table:table-cell>
          <table:table-cell table:style-name="Tabla1.B2" office:value-type="string">
            <text:p text:style-name="P6"><text:span text:style-name="T2">F</text:span> Registro de banderas</text:p>
          </table:table-cell>
        </table:table-row>
      </table:table>
      <text:p text:style-name="P17"/>
      <text:p text:style-name="P12">Estos registros se dividen por tipos, <text:span text:style-name="T5">atendiendo al propósito que sirven o a las instrucciones que les ordenan. </text:span>Se definen como los siguientes:</text:p>
      <text:p text:style-name="P5"/>
      <text:list xml:id="list2951545685" text:style-name="L2">
        <text:list-item>
          <text:h text:style-name="P3" text:outline-level="2">Registros de datos:</text:h>
        </text:list-item>
      </text:list>
      <text:p text:style-name="P13">Guardan <text:span text:style-name="T2">valores de datos numéricos</text:span>, como son los caracteres o pequeñas órdenes. Los procesadores antiguos tenían el acumulador. <text:span text:style-name="T6">E</text:span>ra usado para operaciones determinadas.</text:p>
      <text:p text:style-name="P16">Ejemplo: </text:p>
      <text:p text:style-name="P5"/>
      <text:p text:style-name="P18"><text:soft-page-break/></text:p>
      <text:p text:style-name="Horizontal_20_Line"/>
      <text:list xml:id="list145120842451849" text:continue-numbering="true" text:style-name="L2">
        <text:list-item>
          <text:h text:style-name="P2" text:outline-level="2">Registros de datos <text:span text:style-name="T7">de memoria (MDR)</text:span>:</text:h>
        </text:list-item>
      </text:list>
      <text:p text:style-name="P11"><text:span text:style-name="T7">S</text:span>e trata de un registro que está conectado al bus de datos. Tiene poca capacidad y una velocidad alta por la que escribe o lee los datos del bus que van dirigidos <text:span text:style-name="T2">a la memoria</text:span> o <text:span text:style-name="T2">al puerto E/S </text:span><text:span text:style-name="T8">(</text:span>periférico<text:span text:style-name="T7">s)</text:span>.</text:p>
      <text:p text:style-name="P16">Ejemplo:</text:p>
      <text:p text:style-name="P5"/>
      <text:list xml:id="list384189885" text:style-name="L3">
        <text:list-item>
          <text:p text:style-name="P19"><text:span text:style-name="T10">Registros de </text:span><text:span text:style-name="T11">direcciones</text:span><text:span text:style-name="T10">:</text:span></text:p>
        </text:list-item>
      </text:list>
      <text:p text:style-name="P14">Guardan direcciones que son usadas para <text:span text:style-name="T2">acceder a la memoria principal o primaria</text:span>, que <text:span text:style-name="T18">conocemos</text:span> como ROM o RAM. </text:p>
      <text:p text:style-name="P14">En este sentido, podemos ver procesadores con registros que se usan solo para guardar direcciones o valores numéricos.</text:p>
      <text:p text:style-name="P15">Ejemplo:</text:p>
      <text:p text:style-name="Horizontal_20_Line"/>
      <text:list xml:id="list145120996594727" text:continue-numbering="true" text:style-name="L3">
        <text:list-item>
          <text:p text:style-name="P20"><text:span text:style-name="T10">Registros de </text:span><text:span text:style-name="T12">propósito general</text:span><text:span text:style-name="T10">:</text:span></text:p>
        </text:list-item>
      </text:list>
      <text:p text:style-name="P25"><text:span text:style-name="T15">S</text:span><text:span text:style-name="T10">irven para almacenar </text:span><text:span text:style-name="T13">direcciones o datos generales</text:span><text:span text:style-name="T10">. </text:span></text:p>
      <text:p text:style-name="P25"><text:span text:style-name="T10">Se trata de un</text:span><text:span text:style-name="T15">os</text:span><text:span text:style-name="T10"> registros mixtos que, como su propio indica, no tienen una función específica.</text:span></text:p>
      <text:p text:style-name="P28"><text:span text:style-name="T10">E</text:span><text:span text:style-name="T9">jemplo:</text:span></text:p>
      <text:p text:style-name="Horizontal_20_Line"/>
      <text:list xml:id="list145121359363131" text:continue-numbering="true" text:style-name="L3">
        <text:list-item>
          <text:p text:style-name="P21"><text:span text:style-name="T10">Registros de </text:span><text:span text:style-name="T12">propósito </text:span><text:span text:style-name="T14">específico</text:span><text:span text:style-name="T10">:</text:span></text:p>
        </text:list-item>
      </text:list>
      <text:p text:style-name="P23"><text:span text:style-name="T10">En esta ocasión, estamos ante registros que </text:span><text:span text:style-name="T13">guardan datos del estado del sistema</text:span><text:span text:style-name="T10">. Pueden estar combinados con el PSW (Program Status Word).</text:span></text:p>
      <text:p text:style-name="P24"><text:span text:style-name="T10">Ejemplo: IP Registro de apuntador de siguiente instrucción</text:span></text:p>
      <text:p text:style-name="Horizontal_20_Line"/>
      <text:list xml:id="list145120943973414" text:continue-numbering="true" text:style-name="L3">
        <text:list-item>
          <text:p text:style-name="P22"><text:span text:style-name="T10">Registros de </text:span><text:span text:style-name="T16">estado</text:span><text:span text:style-name="T10">:</text:span></text:p>
        </text:list-item>
      </text:list>
      <text:p text:style-name="P27"><text:soft-page-break/><text:span text:style-name="T10">Sirven para guardar valores reales cuya función es determinar c</text:span><text:span text:style-name="T13">uándo una instrucción debe ejecutarse o no</text:span><text:span text:style-name="T10">. También se le conoce como CCR (Condition Code Register). </text:span></text:p>
      <text:p text:style-name="P29"><text:span text:style-name="T10">E</text:span><text:span text:style-name="T9">jemplo:</text:span></text:p>
      <text:p text:style-name="P29"><text:span text:style-name="T9">Dentro de este tipo de registros, encontramos </text:span><text:span text:style-name="T17">también </text:span><text:span text:style-name="T9">el siguiente:</text:span></text:p>
      <text:p text:style-name="P29"><text:span text:style-name="T9"><text:tab/>Registro de bandera o “FLAGS” <text:s/></text:span></text:p>
      <text:p text:style-name="P29"><text:span text:style-name="T9"><text:tab/>Lo encontramos en los procesadores Intel con arquitectura X86. Estamos <text:tab/>ante un registro con 16 bits de ancho. Tiene 2 sucesores:</text:span></text:p>
      <text:p text:style-name="P29"><text:span text:style-name="T9"><text:tab/>EFLAGS, con 32 bits de ancho.</text:span></text:p>
      <text:p text:style-name="P29"><text:span text:style-name="T9"><text:tab/>RFLAGS, con 64 bits de anch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o" svg:font-family="Roboto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ext-style style:name="N20100" number:language="es" number:country="ES">
      <number:text-content/>
    </number:text-style>
    <style:style style:name="Financial.1" style:family="table-cell" style:data-style-name="N20100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 style:data-style-name="N104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 style:data-style-name="N20100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 style:data-style-name="N104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 style:data-style-name="N20100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 style:data-style-name="N104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 style:data-style-name="N20100">
      <style:table-cell-properties fo:background-color="#cccccc" fo:border-left="0.74pt solid #000000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 style:data-style-name="N20100">
      <style:table-cell-properties fo:background-color="#cccccc" fo:border-left="0.74pt solid #b2b2b2" fo:border-right="0.74pt solid #000000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 style:data-style-name="N20100">
      <style:table-cell-properties fo:border-left="0.74pt solid #000000"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 style:data-style-name="N104">
      <style:table-cell-properties fo:border-left="0.74pt solid #b2b2b2" fo:border-right="0.74pt solid #000000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 style:data-style-name="N20100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 style:data-style-name="N104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</office:styles>
  <office:automatic-styles>
    <style:style style:name="MP1" style:family="paragraph" style:parent-style-name="Header">
      <style:text-properties style:font-name="Roboto" officeooo:paragraph-rsid="000642af"/>
    </style:style>
    <style:style style:name="MT1" style:family="text">
      <style:text-properties fo:font-weight="bold" officeooo:rsid="000642af" style:font-weight-asian="bold" style:font-weight-complex="bold"/>
    </style:style>
    <style:style style:name="MT2" style:family="text">
      <style:text-properties officeooo:rsid="000642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ombre:</text:span><text:span text:style-name="MT2"> Xián Barro Fernández, </text:span>1º ASIR, <text:span text:style-name="MT2">20</text:span>/09/2022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4:17:25.737000000</meta:creation-date>
    <dc:date>2022-09-20T14:51:20.573000000</dc:date>
    <meta:editing-duration>PT33M41S</meta:editing-duration>
    <meta:editing-cycles>34</meta:editing-cycles>
    <meta:generator>LibreOffice/7.2.7.2$Windows_X86_64 LibreOffice_project/8d71d29d553c0f7dcbfa38fbfda25ee34cce99a2</meta:generator>
    <meta:document-statistic meta:table-count="1" meta:image-count="0" meta:object-count="0" meta:page-count="3" meta:paragraph-count="49" meta:word-count="398" meta:character-count="2648" meta:non-whitespace-character-count="2295"/>
  </office:meta>
</office:document-meta>
</file>